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371">
            <text:p>Hel-371</text:p>
          </table:table-cell>
          <table:table-cell office:value-type="float" office:value="68.65">
            <text:p>68.65</text:p>
          </table:table-cell>
          <table:table-cell office:value-type="float" office:value="-51.25">
            <text:p>-51.25</text:p>
          </table:table-cell>
          <table:table-cell office:value-type="float" office:value="7095.0">
            <text:p>7095.0</text:p>
          </table:table-cell>
          <table:table-cell office:value-type="float" office:value="163.0">
            <text:p>163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36.6">
            <text:p>36.6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AA39658">
            <text:p>AA39658</text:p>
          </table:table-cell>
          <table:table-cell office:value-type="float" office:value="68.642">
            <text:p>68.642</text:p>
          </table:table-cell>
          <table:table-cell office:value-type="float" office:value="-51.078">
            <text:p>-51.078</text:p>
          </table:table-cell>
          <table:table-cell office:value-type="float" office:value="7741.0">
            <text:p>7741.0</text:p>
          </table:table-cell>
          <table:table-cell office:value-type="float" office:value="71.0">
            <text:p>71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6.56">
            <text:p>56.56</text:p>
          </table:table-cell>
          <table:table-cell office:value-type="float" office:value="0.59">
            <text:p>0.59</text:p>
          </table:table-cell>
          <table:table-cell office:value-type="float" office:value="0.59">
            <text:p>0.59</text:p>
          </table:table-cell>
          <table:table-cell office:value-type="string" office:value="LongRoberts2002,LongEtal2011">
            <text:p>LongRoberts2002,LongEtal2011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AA39659">
            <text:p>AA39659</text:p>
          </table:table-cell>
          <table:table-cell office:value-type="float" office:value="68.668">
            <text:p>68.668</text:p>
          </table:table-cell>
          <table:table-cell office:value-type="float" office:value="-51.122">
            <text:p>-51.122</text:p>
          </table:table-cell>
          <table:table-cell office:value-type="float" office:value="8585.0">
            <text:p>8585.0</text:p>
          </table:table-cell>
          <table:table-cell office:value-type="float" office:value="86.0">
            <text:p>86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9.11">
            <text:p>89.1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ongRoberts2002,LongEtal2011">
            <text:p>LongRoberts2002,LongEtal2011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AA39661">
            <text:p>AA39661</text:p>
          </table:table-cell>
          <table:table-cell office:value-type="float" office:value="68.624">
            <text:p>68.624</text:p>
          </table:table-cell>
          <table:table-cell office:value-type="float" office:value="-50.936">
            <text:p>-50.936</text:p>
          </table:table-cell>
          <table:table-cell office:value-type="float" office:value="7059.0">
            <text:p>7059.0</text:p>
          </table:table-cell>
          <table:table-cell office:value-type="float" office:value="62.0">
            <text:p>62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3.62">
            <text:p>43.62</text:p>
          </table:table-cell>
          <table:table-cell office:value-type="float" office:value="0.69">
            <text:p>0.69</text:p>
          </table:table-cell>
          <table:table-cell office:value-type="float" office:value="0.69">
            <text:p>0.69</text:p>
          </table:table-cell>
          <table:table-cell office:value-type="string" office:value="LongRoberts2002,LongEtal2011">
            <text:p>LongRoberts2002,LongEtal2011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AA39664">
            <text:p>AA39664</text:p>
          </table:table-cell>
          <table:table-cell office:value-type="float" office:value="68.629">
            <text:p>68.629</text:p>
          </table:table-cell>
          <table:table-cell office:value-type="float" office:value="-50.963">
            <text:p>-50.963</text:p>
          </table:table-cell>
          <table:table-cell office:value-type="float" office:value="7414.0">
            <text:p>7414.0</text:p>
          </table:table-cell>
          <table:table-cell office:value-type="float" office:value="72.0">
            <text:p>72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6.0">
            <text:p>56.0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Roberts2002,LongEtal2011">
            <text:p>LongRoberts2002,LongEtal2011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AA39665">
            <text:p>AA39665</text:p>
          </table:table-cell>
          <table:table-cell office:value-type="float" office:value="68.637">
            <text:p>68.637</text:p>
          </table:table-cell>
          <table:table-cell office:value-type="float" office:value="-50.983">
            <text:p>-50.983</text:p>
          </table:table-cell>
          <table:table-cell office:value-type="float" office:value="7733.0">
            <text:p>7733.0</text:p>
          </table:table-cell>
          <table:table-cell office:value-type="float" office:value="56.0">
            <text:p>56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6.38">
            <text:p>56.38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LongRoberts2002,LongEtal2011">
            <text:p>LongRoberts2002,LongEtal2011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K-2019">
            <text:p>K-2019</text:p>
          </table:table-cell>
          <table:table-cell office:value-type="float" office:value="68.617">
            <text:p>68.617</text:p>
          </table:table-cell>
          <table:table-cell office:value-type="float" office:value="-50.667">
            <text:p>-50.667</text:p>
          </table:table-cell>
          <table:table-cell office:value-type="float" office:value="6785.0">
            <text:p>6785.0</text:p>
          </table:table-cell>
          <table:table-cell office:value-type="float" office:value="115.0">
            <text:p>11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37.0">
            <text:p>37.0</text:p>
          </table:table-cell>
          <table:table-cell office:value-type="float" office:value="7.4">
            <text:p>7.4</text:p>
          </table:table-cell>
          <table:table-cell office:value-type="float" office:value="7.4">
            <text:p>7.4</text:p>
          </table:table-cell>
          <table:table-cell office:value-type="string" office:value="Weidick1974">
            <text:p>Weidick1974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K-1817">
            <text:p>K-1817</text:p>
          </table:table-cell>
          <table:table-cell office:value-type="float" office:value="68.617">
            <text:p>68.617</text:p>
          </table:table-cell>
          <table:table-cell office:value-type="float" office:value="-50.85">
            <text:p>-50.85</text:p>
          </table:table-cell>
          <table:table-cell office:value-type="float" office:value="7435.0">
            <text:p>7435.0</text:p>
          </table:table-cell>
          <table:table-cell office:value-type="float" office:value="134.0">
            <text:p>134.0</text:p>
          </table:table-cell>
          <table:table-cell office:value-type="string" office:value="Balanus hammeri">
            <text:p>Balanus hammeri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K-1816">
            <text:p>K-1816</text:p>
          </table:table-cell>
          <table:table-cell office:value-type="float" office:value="68.617">
            <text:p>68.617</text:p>
          </table:table-cell>
          <table:table-cell office:value-type="float" office:value="-50.85">
            <text:p>-50.85</text:p>
          </table:table-cell>
          <table:table-cell office:value-type="float" office:value="5275.0">
            <text:p>5275.0</text:p>
          </table:table-cell>
          <table:table-cell office:value-type="float" office:value="115.0">
            <text:p>115.0</text:p>
          </table:table-cell>
          <table:table-cell office:value-type="string" office:value="Zirphaea crispata, Mya truncata, Hiatella arctica">
            <text:p>Zirphaea crispata, 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6.8">
            <text:p>6.8</text:p>
          </table:table-cell>
          <table:table-cell office:value-type="float" office:value="1.36">
            <text:p>1.36</text:p>
          </table:table-cell>
          <table:table-cell office:value-type="float" office:value="1.36">
            <text:p>1.36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K-1815">
            <text:p>K-1815</text:p>
          </table:table-cell>
          <table:table-cell office:value-type="float" office:value="68.617">
            <text:p>68.617</text:p>
          </table:table-cell>
          <table:table-cell office:value-type="float" office:value="-50.85">
            <text:p>-50.85</text:p>
          </table:table-cell>
          <table:table-cell office:value-type="float" office:value="6225.0">
            <text:p>6225.0</text:p>
          </table:table-cell>
          <table:table-cell office:value-type="float" office:value="115.0">
            <text:p>115.0</text:p>
          </table:table-cell>
          <table:table-cell office:value-type="string" office:value="Pecten islandicus">
            <text:p>Pecten islandicus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3.6">
            <text:p>3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K-1814">
            <text:p>K-1814</text:p>
          </table:table-cell>
          <table:table-cell office:value-type="float" office:value="68.617">
            <text:p>68.617</text:p>
          </table:table-cell>
          <table:table-cell office:value-type="float" office:value="-50.85">
            <text:p>-50.85</text:p>
          </table:table-cell>
          <table:table-cell office:value-type="float" office:value="6765.0">
            <text:p>6765.0</text:p>
          </table:table-cell>
          <table:table-cell office:value-type="float" office:value="124.0">
            <text:p>124.0</text:p>
          </table:table-cell>
          <table:table-cell office:value-type="string" office:value="Mya truncata, Pecten islandicus, Macoma calcarea">
            <text:p>Mya truncata, Pecten islandicus, Macoma calcare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366">
            <text:p>Hel-366</text:p>
          </table:table-cell>
          <table:table-cell office:value-type="float" office:value="68.55">
            <text:p>68.55</text:p>
          </table:table-cell>
          <table:table-cell office:value-type="float" office:value="-51.483">
            <text:p>-51.483</text:p>
          </table:table-cell>
          <table:table-cell office:value-type="float" office:value="7186.0">
            <text:p>7186.0</text:p>
          </table:table-cell>
          <table:table-cell office:value-type="float" office:value="163.0">
            <text:p>163.0</text:p>
          </table:table-cell>
          <table:table-cell office:value-type="string" office:value="Mytilus edulus">
            <text:p>Mytilus edulus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39.0">
            <text:p>39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367">
            <text:p>Hel-367</text:p>
          </table:table-cell>
          <table:table-cell office:value-type="float" office:value="68.55">
            <text:p>68.55</text:p>
          </table:table-cell>
          <table:table-cell office:value-type="float" office:value="-51.483">
            <text:p>-51.483</text:p>
          </table:table-cell>
          <table:table-cell office:value-type="float" office:value="6445.0">
            <text:p>6445.0</text:p>
          </table:table-cell>
          <table:table-cell office:value-type="float" office:value="154.0">
            <text:p>154.0</text:p>
          </table:table-cell>
          <table:table-cell office:value-type="string" office:value="Mytilus edulus">
            <text:p>Mytilus edulus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28.5">
            <text:p>28.5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368">
            <text:p>Hel-368</text:p>
          </table:table-cell>
          <table:table-cell office:value-type="float" office:value="68.517">
            <text:p>68.517</text:p>
          </table:table-cell>
          <table:table-cell office:value-type="float" office:value="-51.633">
            <text:p>-51.633</text:p>
          </table:table-cell>
          <table:table-cell office:value-type="float" office:value="8285.0">
            <text:p>8285.0</text:p>
          </table:table-cell>
          <table:table-cell office:value-type="float" office:value="252.0">
            <text:p>252.0</text:p>
          </table:table-cell>
          <table:table-cell office:value-type="string" office:value="Mya truncata and Macoma calcarea">
            <text:p>Mya truncata and Macoma calcare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50.0">
            <text:p>5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369">
            <text:p>Hel-369</text:p>
          </table:table-cell>
          <table:table-cell office:value-type="float" office:value="68.617">
            <text:p>68.617</text:p>
          </table:table-cell>
          <table:table-cell office:value-type="float" office:value="-50.867">
            <text:p>-50.867</text:p>
          </table:table-cell>
          <table:table-cell office:value-type="float" office:value="7615.0">
            <text:p>7615.0</text:p>
          </table:table-cell>
          <table:table-cell office:value-type="float" office:value="173.0">
            <text:p>173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10.7">
            <text:p>10.7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370">
            <text:p>Hel-370</text:p>
          </table:table-cell>
          <table:table-cell office:value-type="float" office:value="68.633">
            <text:p>68.633</text:p>
          </table:table-cell>
          <table:table-cell office:value-type="float" office:value="-51.167">
            <text:p>-51.167</text:p>
          </table:table-cell>
          <table:table-cell office:value-type="float" office:value="7085.0">
            <text:p>7085.0</text:p>
          </table:table-cell>
          <table:table-cell office:value-type="float" office:value="163.0">
            <text:p>163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18.4">
            <text:p>18.4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438">
            <text:p>Hel-438</text:p>
          </table:table-cell>
          <table:table-cell office:value-type="float" office:value="68.55">
            <text:p>68.55</text:p>
          </table:table-cell>
          <table:table-cell office:value-type="float" office:value="-51.483">
            <text:p>-51.483</text:p>
          </table:table-cell>
          <table:table-cell office:value-type="float" office:value="6865.0">
            <text:p>6865.0</text:p>
          </table:table-cell>
          <table:table-cell office:value-type="float" office:value="213.0">
            <text:p>213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39.0">
            <text:p>39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454">
            <text:p>Hel-454</text:p>
          </table:table-cell>
          <table:table-cell office:value-type="float" office:value="68.65">
            <text:p>68.65</text:p>
          </table:table-cell>
          <table:table-cell office:value-type="float" office:value="-51.25">
            <text:p>-51.25</text:p>
          </table:table-cell>
          <table:table-cell office:value-type="float" office:value="6965.0">
            <text:p>6965.0</text:p>
          </table:table-cell>
          <table:table-cell office:value-type="float" office:value="213.0">
            <text:p>213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36.6">
            <text:p>36.6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AA39657">
            <text:p>AA39657</text:p>
          </table:table-cell>
          <table:table-cell office:value-type="float" office:value="68.661">
            <text:p>68.661</text:p>
          </table:table-cell>
          <table:table-cell office:value-type="float" office:value="-51.123">
            <text:p>-51.123</text:p>
          </table:table-cell>
          <table:table-cell office:value-type="float" office:value="6812.0">
            <text:p>6812.0</text:p>
          </table:table-cell>
          <table:table-cell office:value-type="float" office:value="61.0">
            <text:p>61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5.84">
            <text:p>35.8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Roberts2002,LongEtal2011">
            <text:p>LongRoberts2002,LongEtal2011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AA39656">
            <text:p>AA39656</text:p>
          </table:table-cell>
          <table:table-cell office:value-type="float" office:value="68.662">
            <text:p>68.662</text:p>
          </table:table-cell>
          <table:table-cell office:value-type="float" office:value="-51.107">
            <text:p>-51.107</text:p>
          </table:table-cell>
          <table:table-cell office:value-type="float" office:value="5682.0">
            <text:p>5682.0</text:p>
          </table:table-cell>
          <table:table-cell office:value-type="float" office:value="75.0">
            <text:p>7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6.4">
            <text:p>16.4</text:p>
          </table:table-cell>
          <table:table-cell office:value-type="float" office:value="0.79">
            <text:p>0.79</text:p>
          </table:table-cell>
          <table:table-cell office:value-type="float" office:value="0.79">
            <text:p>0.79</text:p>
          </table:table-cell>
          <table:table-cell office:value-type="string" office:value="LongRoberts2002,LongEtal2011">
            <text:p>LongRoberts2002,LongEtal2011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AA39660">
            <text:p>AA39660</text:p>
          </table:table-cell>
          <table:table-cell office:value-type="float" office:value="68.623">
            <text:p>68.623</text:p>
          </table:table-cell>
          <table:table-cell office:value-type="float" office:value="-50.924">
            <text:p>-50.924</text:p>
          </table:table-cell>
          <table:table-cell office:value-type="float" office:value="6490.0">
            <text:p>6490.0</text:p>
          </table:table-cell>
          <table:table-cell office:value-type="float" office:value="75.0">
            <text:p>7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3.27">
            <text:p>33.27</text:p>
          </table:table-cell>
          <table:table-cell office:value-type="float" office:value="0.57">
            <text:p>0.57</text:p>
          </table:table-cell>
          <table:table-cell office:value-type="float" office:value="0.57">
            <text:p>0.57</text:p>
          </table:table-cell>
          <table:table-cell office:value-type="string" office:value="LongRoberts2002,LongEtal2011">
            <text:p>LongRoberts2002,LongEtal2011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329">
            <text:p>Hel-329</text:p>
          </table:table-cell>
          <table:table-cell office:value-type="float" office:value="68.517">
            <text:p>68.517</text:p>
          </table:table-cell>
          <table:table-cell office:value-type="float" office:value="-51.65">
            <text:p>-51.65</text:p>
          </table:table-cell>
          <table:table-cell office:value-type="float" office:value="8245.0">
            <text:p>8245.0</text:p>
          </table:table-cell>
          <table:table-cell office:value-type="float" office:value="154.0">
            <text:p>154.0</text:p>
          </table:table-cell>
          <table:table-cell office:value-type="string" office:value="Mya truncata and Macoma calcarea">
            <text:p>Mya truncata and Macoma calcare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50.0">
            <text:p>5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328">
            <text:p>Hel-328</text:p>
          </table:table-cell>
          <table:table-cell office:value-type="float" office:value="68.617">
            <text:p>68.617</text:p>
          </table:table-cell>
          <table:table-cell office:value-type="float" office:value="-50.867">
            <text:p>-50.867</text:p>
          </table:table-cell>
          <table:table-cell office:value-type="float" office:value="6380.0">
            <text:p>6380.0</text:p>
          </table:table-cell>
          <table:table-cell office:value-type="float" office:value="134.0">
            <text:p>134.0</text:p>
          </table:table-cell>
          <table:table-cell office:value-type="string" office:value="Clamys islandica">
            <text:p>Clamys islandic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14.1">
            <text:p>14.1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Weidick1976,Jungner1979">
            <text:p>Weidick1976,Jungner1979</text:p>
          </table:table-cell>
        </table:table-row>
        <table:table-row>
          <table:table-cell office:value-type="string" office:value="Akulliit">
            <text:p>Akulliit</text:p>
          </table:table-cell>
          <table:table-cell office:value-type="string" office:value="radiocarbon">
            <text:p>radiocarbon</text:p>
          </table:table-cell>
          <table:table-cell office:value-type="string" office:value="Hel-330">
            <text:p>Hel-330</text:p>
          </table:table-cell>
          <table:table-cell office:value-type="float" office:value="68.617">
            <text:p>68.617</text:p>
          </table:table-cell>
          <table:table-cell office:value-type="float" office:value="-50.867">
            <text:p>-50.867</text:p>
          </table:table-cell>
          <table:table-cell office:value-type="float" office:value="5456.0">
            <text:p>5456.0</text:p>
          </table:table-cell>
          <table:table-cell office:value-type="float" office:value="144.0">
            <text:p>144.0</text:p>
          </table:table-cell>
          <table:table-cell office:value-type="string" office:value="Zirphaea crispata">
            <text:p>Zirphaea crisp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12.9">
            <text:p>12.9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Weidick1976,Jungner1979">
            <text:p>Weidick1976,Jungner197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